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38.04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deal_180" table:style-name="ta1">
        <table:shapes>
          <draw:frame draw:z-index="0" draw:style-name="gr1" draw:text-style-name="P1" svg:width="1506.27pt" svg:height="834.26pt" svg:x="631.98pt" svg:y="3pt">
            <loext:p draw:notify-on-update-of-ranges="ideal_180.P1:ideal_180.P1 ideal_180.P2:ideal_180.P72 ideal_180.Q1:ideal_180.Q1 ideal_180.Q2:ideal_180.Q72 ideal_180.P1:ideal_180.P1 ideal_180.P2:ideal_180.P72 ideal_180.R1:ideal_180.R1 ideal_180.R2:ideal_180.R72 ideal_180.P1:ideal_180.P1 ideal_180.P2:ideal_180.P72 ideal_180.S1:ideal_180.S1 ideal_180.S2:ideal_180.S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m_last</text:p>
          </table:table-cell>
          <table:table-cell office:value-type="string" calcext:value-type="string">
            <text:p>P_las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m</text:p>
          </table:table-cell>
          <table:table-cell/>
          <table:table-cell office:value-type="string" calcext:value-type="string">
            <text:p>raw_T</text:p>
          </table:table-cell>
          <table:table-cell office:value-type="string" calcext:value-type="string">
            <text:p>kpT</text:p>
          </table:table-cell>
          <table:table-cell office:value-type="string" calcext:value-type="string">
            <text:p>kd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r_deg</text:p>
          </table:table-cell>
          <table:table-cell office:value-type="string" calcext:value-type="string">
            <text:p>Pm_deg</text:p>
          </table:table-cell>
          <table:table-cell office:value-type="string" calcext:value-type="string">
            <text:p>Tor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C2]*360/2249)" office:value-type="float" office:value="179.759893285905" calcext:value-type="float">
            <text:p>179.7598932859</text:p>
          </table:table-cell>
          <table:table-cell table:formula="of:=([.D2]*360/2249)" office:value-type="float" office:value="-0.160071142730102" calcext:value-type="float">
            <text:p>-0.16007114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1106" calcext:value-type="float">
            <text:p>1106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C3]*360/2249)" office:value-type="float" office:value="179.759893285905" calcext:value-type="float">
            <text:p>179.7598932859</text:p>
          </table:table-cell>
          <table:table-cell table:formula="of:=([.D3]*360/2249)" office:value-type="float" office:value="2.72120942641174" calcext:value-type="float">
            <text:p>2.7212094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64" calcext:value-type="float">
            <text:p>64</text:p>
          </table:table-cell>
          <table:table-cell office:value-type="float" office:value="1059" calcext:value-type="float">
            <text:p>1059</text:p>
          </table:table-cell>
          <table:table-cell office:value-type="float" office:value="17" calcext:value-type="float">
            <text:p>17</text:p>
          </table:table-cell>
          <table:table-cell office:value-type="float" office:value="1106" calcext:value-type="float">
            <text:p>1106</text:p>
          </table:table-cell>
          <table:table-cell office:value-type="float" office:value="-47" calcext:value-type="float">
            <text:p>-47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C4]*360/2249)" office:value-type="float" office:value="179.759893285905" calcext:value-type="float">
            <text:p>179.7598932859</text:p>
          </table:table-cell>
          <table:table-cell table:formula="of:=([.D4]*360/2249)" office:value-type="float" office:value="10.2445531347265" calcext:value-type="float">
            <text:p>10.24455313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28" calcext:value-type="float">
            <text:p>128</text:p>
          </table:table-cell>
          <table:table-cell office:value-type="float" office:value="995" calcext:value-type="float">
            <text:p>995</text:p>
          </table:table-cell>
          <table:table-cell office:value-type="float" office:value="64" calcext:value-type="float">
            <text:p>64</text:p>
          </table:table-cell>
          <table:table-cell office:value-type="float" office:value="1059" calcext:value-type="float">
            <text:p>1059</text:p>
          </table:table-cell>
          <table:table-cell office:value-type="float" office:value="-64" calcext:value-type="float">
            <text:p>-64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47" calcext:value-type="float">
            <text:p>44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C5]*360/2249)" office:value-type="float" office:value="179.759893285905" calcext:value-type="float">
            <text:p>179.7598932859</text:p>
          </table:table-cell>
          <table:table-cell table:formula="of:=([.D5]*360/2249)" office:value-type="float" office:value="20.4891062694531" calcext:value-type="float">
            <text:p>20.48910626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99" calcext:value-type="float">
            <text:p>199</text:p>
          </table:table-cell>
          <table:table-cell office:value-type="float" office:value="924" calcext:value-type="float">
            <text:p>924</text:p>
          </table:table-cell>
          <table:table-cell office:value-type="float" office:value="128" calcext:value-type="float">
            <text:p>128</text:p>
          </table:table-cell>
          <table:table-cell office:value-type="float" office:value="995" calcext:value-type="float">
            <text:p>995</text:p>
          </table:table-cell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15" calcext:value-type="float">
            <text:p>415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[.C6]*360/2249)" office:value-type="float" office:value="179.759893285905" calcext:value-type="float">
            <text:p>179.7598932859</text:p>
          </table:table-cell>
          <table:table-cell table:formula="of:=([.D6]*360/2249)" office:value-type="float" office:value="31.8541574032904" calcext:value-type="float">
            <text:p>31.8541574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274" calcext:value-type="float">
            <text:p>274</text:p>
          </table:table-cell>
          <table:table-cell office:value-type="float" office:value="849" calcext:value-type="float">
            <text:p>849</text:p>
          </table:table-cell>
          <table:table-cell office:value-type="float" office:value="199" calcext:value-type="float">
            <text:p>199</text:p>
          </table:table-cell>
          <table:table-cell office:value-type="float" office:value="924" calcext:value-type="float">
            <text:p>924</text:p>
          </table:table-cell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C7]*360/2249)" office:value-type="float" office:value="179.759893285905" calcext:value-type="float">
            <text:p>179.7598932859</text:p>
          </table:table-cell>
          <table:table-cell table:formula="of:=([.D7]*360/2249)" office:value-type="float" office:value="43.859493108048" calcext:value-type="float">
            <text:p>43.8594931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351" calcext:value-type="float">
            <text:p>351</text:p>
          </table:table-cell>
          <table:table-cell office:value-type="float" office:value="772" calcext:value-type="float">
            <text:p>772</text:p>
          </table:table-cell>
          <table:table-cell office:value-type="float" office:value="274" calcext:value-type="float">
            <text:p>274</text:p>
          </table:table-cell>
          <table:table-cell office:value-type="float" office:value="849" calcext:value-type="float">
            <text:p>849</text:p>
          </table:table-cell>
          <table:table-cell office:value-type="float" office:value="-77" calcext:value-type="float">
            <text:p>-77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C8]*360/2249)" office:value-type="float" office:value="179.759893285905" calcext:value-type="float">
            <text:p>179.7598932859</text:p>
          </table:table-cell>
          <table:table-cell table:formula="of:=([.D8]*360/2249)" office:value-type="float" office:value="56.1849710982659" calcext:value-type="float">
            <text:p>56.18497109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429" calcext:value-type="float">
            <text:p>429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office:value-type="float" office:value="772" calcext:value-type="float">
            <text:p>772</text:p>
          </table:table-cell>
          <table:table-cell office:value-type="float" office:value="-78" calcext:value-type="float">
            <text:p>-78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([.C9]*360/2249)" office:value-type="float" office:value="179.759893285905" calcext:value-type="float">
            <text:p>179.7598932859</text:p>
          </table:table-cell>
          <table:table-cell table:formula="of:=([.D9]*360/2249)" office:value-type="float" office:value="68.6705202312139" calcext:value-type="float">
            <text:p>68.670520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508" calcext:value-type="float">
            <text:p>508</text:p>
          </table:table-cell>
          <table:table-cell office:value-type="float" office:value="615" calcext:value-type="float">
            <text:p>615</text:p>
          </table:table-cell>
          <table:table-cell office:value-type="float" office:value="429" calcext:value-type="float">
            <text:p>429</text:p>
          </table:table-cell>
          <table:table-cell office:value-type="float" office:value="694" calcext:value-type="float">
            <text:p>694</text:p>
          </table:table-cell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([.C10]*360/2249)" office:value-type="float" office:value="179.759893285905" calcext:value-type="float">
            <text:p>179.7598932859</text:p>
          </table:table-cell>
          <table:table-cell table:formula="of:=([.D10]*360/2249)" office:value-type="float" office:value="81.316140506892" calcext:value-type="float">
            <text:p>81.31614050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587" calcext:value-type="float">
            <text:p>587</text:p>
          </table:table-cell>
          <table:table-cell office:value-type="float" office:value="536" calcext:value-type="float">
            <text:p>536</text:p>
          </table:table-cell>
          <table:table-cell office:value-type="float" office:value="508" calcext:value-type="float">
            <text:p>508</text:p>
          </table:table-cell>
          <table:table-cell office:value-type="float" office:value="615" calcext:value-type="float">
            <text:p>615</text:p>
          </table:table-cell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([.C11]*360/2249)" office:value-type="float" office:value="179.759893285905" calcext:value-type="float">
            <text:p>179.7598932859</text:p>
          </table:table-cell>
          <table:table-cell table:formula="of:=([.D11]*360/2249)" office:value-type="float" office:value="93.96176078257" calcext:value-type="float">
            <text:p>93.96176078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667" calcext:value-type="float">
            <text:p>667</text:p>
          </table:table-cell>
          <table:table-cell office:value-type="float" office:value="456" calcext:value-type="float">
            <text:p>456</text:p>
          </table:table-cell>
          <table:table-cell office:value-type="float" office:value="587" calcext:value-type="float">
            <text:p>587</text:p>
          </table:table-cell>
          <table:table-cell office:value-type="float" office:value="536" calcext:value-type="float">
            <text:p>536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C12]*360/2249)" office:value-type="float" office:value="179.759893285905" calcext:value-type="float">
            <text:p>179.7598932859</text:p>
          </table:table-cell>
          <table:table-cell table:formula="of:=([.D12]*360/2249)" office:value-type="float" office:value="106.767452200978" calcext:value-type="float">
            <text:p>106.7674522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747" calcext:value-type="float">
            <text:p>747</text:p>
          </table:table-cell>
          <table:table-cell office:value-type="float" office:value="376" calcext:value-type="float">
            <text:p>376</text:p>
          </table:table-cell>
          <table:table-cell office:value-type="float" office:value="667" calcext:value-type="float">
            <text:p>667</text:p>
          </table:table-cell>
          <table:table-cell office:value-type="float" office:value="456" calcext:value-type="float">
            <text:p>456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([.C13]*360/2249)" office:value-type="float" office:value="179.759893285905" calcext:value-type="float">
            <text:p>179.7598932859</text:p>
          </table:table-cell>
          <table:table-cell table:formula="of:=([.D13]*360/2249)" office:value-type="float" office:value="119.573143619386" calcext:value-type="float">
            <text:p>119.5731436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827" calcext:value-type="float">
            <text:p>827</text:p>
          </table:table-cell>
          <table:table-cell office:value-type="float" office:value="296" calcext:value-type="float">
            <text:p>296</text:p>
          </table:table-cell>
          <table:table-cell office:value-type="float" office:value="747" calcext:value-type="float">
            <text:p>747</text:p>
          </table:table-cell>
          <table:table-cell office:value-type="float" office:value="376" calcext:value-type="float">
            <text:p>376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([.C14]*360/2249)" office:value-type="float" office:value="179.759893285905" calcext:value-type="float">
            <text:p>179.7598932859</text:p>
          </table:table-cell>
          <table:table-cell table:formula="of:=([.D14]*360/2249)" office:value-type="float" office:value="132.378835037795" calcext:value-type="float">
            <text:p>132.37883503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27" calcext:value-type="float">
            <text:p>827</text:p>
          </table:table-cell>
          <table:table-cell office:value-type="float" office:value="296" calcext:value-type="float">
            <text:p>296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([.C15]*360/2249)" office:value-type="float" office:value="179.759893285905" calcext:value-type="float">
            <text:p>179.7598932859</text:p>
          </table:table-cell>
          <table:table-cell table:formula="of:=([.D15]*360/2249)" office:value-type="float" office:value="145.184526456203" calcext:value-type="float">
            <text:p>145.18452645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987" calcext:value-type="float">
            <text:p>987</text:p>
          </table:table-cell>
          <table:table-cell office:value-type="float" office:value="136" calcext:value-type="float">
            <text:p>136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([.C16]*360/2249)" office:value-type="float" office:value="179.759893285905" calcext:value-type="float">
            <text:p>179.7598932859</text:p>
          </table:table-cell>
          <table:table-cell table:formula="of:=([.D16]*360/2249)" office:value-type="float" office:value="157.990217874611" calcext:value-type="float">
            <text:p>157.99021787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061" calcext:value-type="float">
            <text:p>1061</text:p>
          </table:table-cell>
          <table:table-cell office:value-type="float" office:value="62" calcext:value-type="float">
            <text:p>62</text:p>
          </table:table-cell>
          <table:table-cell office:value-type="float" office:value="987" calcext:value-type="float">
            <text:p>987</text:p>
          </table:table-cell>
          <table:table-cell office:value-type="float" office:value="136" calcext:value-type="float">
            <text:p>136</text:p>
          </table:table-cell>
          <table:table-cell office:value-type="float" office:value="-74" calcext:value-type="float">
            <text:p>-74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C17]*360/2249)" office:value-type="float" office:value="179.759893285905" calcext:value-type="float">
            <text:p>179.7598932859</text:p>
          </table:table-cell>
          <table:table-cell table:formula="of:=([.D17]*360/2249)" office:value-type="float" office:value="169.835482436639" calcext:value-type="float">
            <text:p>169.8354824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float" office:value="1061" calcext:value-type="float">
            <text:p>1061</text:p>
          </table:table-cell>
          <table:table-cell office:value-type="float" office:value="62" calcext:value-type="float">
            <text:p>62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([.C18]*360/2249)" office:value-type="float" office:value="179.759893285905" calcext:value-type="float">
            <text:p>179.7598932859</text:p>
          </table:table-cell>
          <table:table-cell table:formula="of:=([.D18]*360/2249)" office:value-type="float" office:value="178.639395286794" calcext:value-type="float">
            <text:p>178.639395286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42" calcext:value-type="float">
            <text:p>1142</text:p>
          </table:table-cell>
          <table:table-cell office:value-type="float" office:value="-19" calcext:value-type="float">
            <text:p>-19</text:p>
          </table:table-cell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([.C19]*360/2249)" office:value-type="float" office:value="179.759893285905" calcext:value-type="float">
            <text:p>179.7598932859</text:p>
          </table:table-cell>
          <table:table-cell table:formula="of:=([.D19]*360/2249)" office:value-type="float" office:value="182.801244997777" calcext:value-type="float">
            <text:p>182.801244997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46" calcext:value-type="float">
            <text:p>1146</text:p>
          </table:table-cell>
          <table:table-cell office:value-type="float" office:value="-23" calcext:value-type="float">
            <text:p>-23</text:p>
          </table:table-cell>
          <table:table-cell office:value-type="float" office:value="1142" calcext:value-type="float">
            <text:p>1142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([.C20]*360/2249)" office:value-type="float" office:value="179.759893285905" calcext:value-type="float">
            <text:p>179.7598932859</text:p>
          </table:table-cell>
          <table:table-cell table:formula="of:=([.D20]*360/2249)" office:value-type="float" office:value="183.441529568697" calcext:value-type="float">
            <text:p>183.441529568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38" calcext:value-type="float">
            <text:p>1138</text:p>
          </table:table-cell>
          <table:table-cell office:value-type="float" office:value="-15" calcext:value-type="float">
            <text:p>-15</text:p>
          </table:table-cell>
          <table:table-cell office:value-type="float" office:value="1146" calcext:value-type="float">
            <text:p>1146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([.C21]*360/2249)" office:value-type="float" office:value="179.759893285905" calcext:value-type="float">
            <text:p>179.7598932859</text:p>
          </table:table-cell>
          <table:table-cell table:formula="of:=([.D21]*360/2249)" office:value-type="float" office:value="182.160960426856" calcext:value-type="float">
            <text:p>182.160960426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9" calcext:value-type="float">
            <text:p>1129</text:p>
          </table:table-cell>
          <table:table-cell office:value-type="float" office:value="-6" calcext:value-type="float">
            <text:p>-6</text:p>
          </table:table-cell>
          <table:table-cell office:value-type="float" office:value="1138" calcext:value-type="float">
            <text:p>1138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C22]*360/2249)" office:value-type="float" office:value="179.759893285905" calcext:value-type="float">
            <text:p>179.7598932859</text:p>
          </table:table-cell>
          <table:table-cell table:formula="of:=([.D22]*360/2249)" office:value-type="float" office:value="180.720320142285" calcext:value-type="float">
            <text:p>180.720320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9" calcext:value-type="float">
            <text:p>1129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([.C23]*360/2249)" office:value-type="float" office:value="179.759893285905" calcext:value-type="float">
            <text:p>179.7598932859</text:p>
          </table:table-cell>
          <table:table-cell table:formula="of:=([.D23]*360/2249)" office:value-type="float" office:value="179.919964428635" calcext:value-type="float">
            <text:p>179.919964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([.C24]*360/2249)" office:value-type="float" office:value="179.759893285905" calcext:value-type="float">
            <text:p>179.7598932859</text:p>
          </table:table-cell>
          <table:table-cell table:formula="of:=([.D24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([.C25]*360/2249)" office:value-type="float" office:value="179.759893285905" calcext:value-type="float">
            <text:p>179.7598932859</text:p>
          </table:table-cell>
          <table:table-cell table:formula="of:=([.D25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([.C26]*360/2249)" office:value-type="float" office:value="179.759893285905" calcext:value-type="float">
            <text:p>179.7598932859</text:p>
          </table:table-cell>
          <table:table-cell table:formula="of:=([.D26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C27]*360/2249)" office:value-type="float" office:value="179.759893285905" calcext:value-type="float">
            <text:p>179.7598932859</text:p>
          </table:table-cell>
          <table:table-cell table:formula="of:=([.D27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([.C28]*360/2249)" office:value-type="float" office:value="179.759893285905" calcext:value-type="float">
            <text:p>179.7598932859</text:p>
          </table:table-cell>
          <table:table-cell table:formula="of:=([.D28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([.C29]*360/2249)" office:value-type="float" office:value="179.759893285905" calcext:value-type="float">
            <text:p>179.7598932859</text:p>
          </table:table-cell>
          <table:table-cell table:formula="of:=([.D29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([.C30]*360/2249)" office:value-type="float" office:value="179.759893285905" calcext:value-type="float">
            <text:p>179.7598932859</text:p>
          </table:table-cell>
          <table:table-cell table:formula="of:=([.D30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([.C31]*360/2249)" office:value-type="float" office:value="179.759893285905" calcext:value-type="float">
            <text:p>179.7598932859</text:p>
          </table:table-cell>
          <table:table-cell table:formula="of:=([.D31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([.C32]*360/2249)" office:value-type="float" office:value="179.759893285905" calcext:value-type="float">
            <text:p>179.7598932859</text:p>
          </table:table-cell>
          <table:table-cell table:formula="of:=([.D32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([.C33]*360/2249)" office:value-type="float" office:value="179.759893285905" calcext:value-type="float">
            <text:p>179.7598932859</text:p>
          </table:table-cell>
          <table:table-cell table:formula="of:=([.D33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([.C34]*360/2249)" office:value-type="float" office:value="179.759893285905" calcext:value-type="float">
            <text:p>179.7598932859</text:p>
          </table:table-cell>
          <table:table-cell table:formula="of:=([.D34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([.C35]*360/2249)" office:value-type="float" office:value="179.759893285905" calcext:value-type="float">
            <text:p>179.7598932859</text:p>
          </table:table-cell>
          <table:table-cell table:formula="of:=([.D35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([.C36]*360/2249)" office:value-type="float" office:value="179.759893285905" calcext:value-type="float">
            <text:p>179.7598932859</text:p>
          </table:table-cell>
          <table:table-cell table:formula="of:=([.D36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([.C37]*360/2249)" office:value-type="float" office:value="179.759893285905" calcext:value-type="float">
            <text:p>179.7598932859</text:p>
          </table:table-cell>
          <table:table-cell table:formula="of:=([.D37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([.C38]*360/2249)" office:value-type="float" office:value="179.759893285905" calcext:value-type="float">
            <text:p>179.7598932859</text:p>
          </table:table-cell>
          <table:table-cell table:formula="of:=([.D38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([.C39]*360/2249)" office:value-type="float" office:value="179.759893285905" calcext:value-type="float">
            <text:p>179.7598932859</text:p>
          </table:table-cell>
          <table:table-cell table:formula="of:=([.D39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([.C40]*360/2249)" office:value-type="float" office:value="179.759893285905" calcext:value-type="float">
            <text:p>179.7598932859</text:p>
          </table:table-cell>
          <table:table-cell table:formula="of:=([.D40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([.C41]*360/2249)" office:value-type="float" office:value="179.759893285905" calcext:value-type="float">
            <text:p>179.7598932859</text:p>
          </table:table-cell>
          <table:table-cell table:formula="of:=([.D41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([.C42]*360/2249)" office:value-type="float" office:value="179.759893285905" calcext:value-type="float">
            <text:p>179.7598932859</text:p>
          </table:table-cell>
          <table:table-cell table:formula="of:=([.D42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([.C43]*360/2249)" office:value-type="float" office:value="179.759893285905" calcext:value-type="float">
            <text:p>179.7598932859</text:p>
          </table:table-cell>
          <table:table-cell table:formula="of:=([.D43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([.C44]*360/2249)" office:value-type="float" office:value="179.759893285905" calcext:value-type="float">
            <text:p>179.7598932859</text:p>
          </table:table-cell>
          <table:table-cell table:formula="of:=([.D44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([.C45]*360/2249)" office:value-type="float" office:value="179.759893285905" calcext:value-type="float">
            <text:p>179.7598932859</text:p>
          </table:table-cell>
          <table:table-cell table:formula="of:=([.D45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([.C46]*360/2249)" office:value-type="float" office:value="179.759893285905" calcext:value-type="float">
            <text:p>179.7598932859</text:p>
          </table:table-cell>
          <table:table-cell table:formula="of:=([.D46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([.C47]*360/2249)" office:value-type="float" office:value="179.759893285905" calcext:value-type="float">
            <text:p>179.7598932859</text:p>
          </table:table-cell>
          <table:table-cell table:formula="of:=([.D47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([.C48]*360/2249)" office:value-type="float" office:value="179.759893285905" calcext:value-type="float">
            <text:p>179.7598932859</text:p>
          </table:table-cell>
          <table:table-cell table:formula="of:=([.D48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([.C49]*360/2249)" office:value-type="float" office:value="179.759893285905" calcext:value-type="float">
            <text:p>179.7598932859</text:p>
          </table:table-cell>
          <table:table-cell table:formula="of:=([.D49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([.C50]*360/2249)" office:value-type="float" office:value="179.759893285905" calcext:value-type="float">
            <text:p>179.7598932859</text:p>
          </table:table-cell>
          <table:table-cell table:formula="of:=([.D50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([.C51]*360/2249)" office:value-type="float" office:value="179.759893285905" calcext:value-type="float">
            <text:p>179.7598932859</text:p>
          </table:table-cell>
          <table:table-cell table:formula="of:=([.D51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([.C52]*360/2249)" office:value-type="float" office:value="179.759893285905" calcext:value-type="float">
            <text:p>179.7598932859</text:p>
          </table:table-cell>
          <table:table-cell table:formula="of:=([.D52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table:formula="of:=([.C53]*360/2249)" office:value-type="float" office:value="179.759893285905" calcext:value-type="float">
            <text:p>179.7598932859</text:p>
          </table:table-cell>
          <table:table-cell table:formula="of:=([.D53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([.C54]*360/2249)" office:value-type="float" office:value="179.759893285905" calcext:value-type="float">
            <text:p>179.7598932859</text:p>
          </table:table-cell>
          <table:table-cell table:formula="of:=([.D54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table:formula="of:=([.C55]*360/2249)" office:value-type="float" office:value="179.759893285905" calcext:value-type="float">
            <text:p>179.7598932859</text:p>
          </table:table-cell>
          <table:table-cell table:formula="of:=([.D55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([.C56]*360/2249)" office:value-type="float" office:value="179.759893285905" calcext:value-type="float">
            <text:p>179.7598932859</text:p>
          </table:table-cell>
          <table:table-cell table:formula="of:=([.D56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([.C57]*360/2249)" office:value-type="float" office:value="179.759893285905" calcext:value-type="float">
            <text:p>179.7598932859</text:p>
          </table:table-cell>
          <table:table-cell table:formula="of:=([.D57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20" calcext:value-type="float">
            <text:p>1120</text:p>
          </table:table-cell>
          <table:table-cell table:formula="of:=([.C58]*360/2249)" office:value-type="float" office:value="179.759893285905" calcext:value-type="float">
            <text:p>179.7598932859</text:p>
          </table:table-cell>
          <table:table-cell table:formula="of:=([.D58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40" calcext:value-type="float">
            <text:p>1140</text:p>
          </table:table-cell>
          <table:table-cell table:formula="of:=([.C59]*360/2249)" office:value-type="float" office:value="179.759893285905" calcext:value-type="float">
            <text:p>179.7598932859</text:p>
          </table:table-cell>
          <table:table-cell table:formula="of:=([.D59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60" calcext:value-type="float">
            <text:p>1160</text:p>
          </table:table-cell>
          <table:table-cell table:formula="of:=([.C60]*360/2249)" office:value-type="float" office:value="179.759893285905" calcext:value-type="float">
            <text:p>179.7598932859</text:p>
          </table:table-cell>
          <table:table-cell table:formula="of:=([.D60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80" calcext:value-type="float">
            <text:p>1180</text:p>
          </table:table-cell>
          <table:table-cell table:formula="of:=([.C61]*360/2249)" office:value-type="float" office:value="179.759893285905" calcext:value-type="float">
            <text:p>179.7598932859</text:p>
          </table:table-cell>
          <table:table-cell table:formula="of:=([.D61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([.C62]*360/2249)" office:value-type="float" office:value="179.759893285905" calcext:value-type="float">
            <text:p>179.7598932859</text:p>
          </table:table-cell>
          <table:table-cell table:formula="of:=([.D62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([.C63]*360/2249)" office:value-type="float" office:value="179.759893285905" calcext:value-type="float">
            <text:p>179.7598932859</text:p>
          </table:table-cell>
          <table:table-cell table:formula="of:=([.D63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([.C64]*360/2249)" office:value-type="float" office:value="179.759893285905" calcext:value-type="float">
            <text:p>179.7598932859</text:p>
          </table:table-cell>
          <table:table-cell table:formula="of:=([.D64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60" calcext:value-type="float">
            <text:p>1260</text:p>
          </table:table-cell>
          <table:table-cell table:formula="of:=([.C65]*360/2249)" office:value-type="float" office:value="179.759893285905" calcext:value-type="float">
            <text:p>179.7598932859</text:p>
          </table:table-cell>
          <table:table-cell table:formula="of:=([.D65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([.C66]*360/2249)" office:value-type="float" office:value="179.759893285905" calcext:value-type="float">
            <text:p>179.7598932859</text:p>
          </table:table-cell>
          <table:table-cell table:formula="of:=([.D66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([.C67]*360/2249)" office:value-type="float" office:value="179.759893285905" calcext:value-type="float">
            <text:p>179.7598932859</text:p>
          </table:table-cell>
          <table:table-cell table:formula="of:=([.D67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([.C68]*360/2249)" office:value-type="float" office:value="179.759893285905" calcext:value-type="float">
            <text:p>179.7598932859</text:p>
          </table:table-cell>
          <table:table-cell table:formula="of:=([.D68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([.C69]*360/2249)" office:value-type="float" office:value="179.759893285905" calcext:value-type="float">
            <text:p>179.7598932859</text:p>
          </table:table-cell>
          <table:table-cell table:formula="of:=([.D69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([.C70]*360/2249)" office:value-type="float" office:value="179.759893285905" calcext:value-type="float">
            <text:p>179.7598932859</text:p>
          </table:table-cell>
          <table:table-cell table:formula="of:=([.D70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([.C71]*360/2249)" office:value-type="float" office:value="179.759893285905" calcext:value-type="float">
            <text:p>179.7598932859</text:p>
          </table:table-cell>
          <table:table-cell table:formula="of:=([.D71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([.C72]*360/2249)" office:value-type="float" office:value="179.759893285905" calcext:value-type="float">
            <text:p>179.7598932859</text:p>
          </table:table-cell>
          <table:table-cell table:formula="of:=([.D72]*360/2249)" office:value-type="float" office:value="179.919964428635" calcext:value-type="float">
            <text:p>179.919964428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21:55:54.141748341</dc:date>
    <meta:editing-duration>PT2M37S</meta:editing-duration>
    <meta:editing-cycles>1</meta:editing-cycles>
    <meta:document-statistic meta:table-count="1" meta:cell-count="12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139cm" svg:height="29.432cm" xlink:href=".." xlink:type="simple" chart:class="chart:scatter" chart:style-name="ch1">
        <chart:title svg:x="24.739cm" svg:y="0.724cm" chart:style-name="ch2">
          <text:p>Pr, Pm, T vs Time</text:p>
        </chart:title>
        <chart:legend chart:legend-position="end" svg:x="50.525cm" svg:y="13.919cm" style:legend-expansion="high" chart:style-name="ch3"/>
        <chart:plot-area chart:style-name="ch4" table:cell-range-address="ideal_180.P1:ideal_180.S72" chart:data-source-has-labels="row" svg:x="2.073cm" svg:y="2.091cm" svg:width="47.39cm" svg:height="25.772cm">
          <chartooo:coordinate-region svg:x="2.8cm" svg:y="2.29cm" svg:width="46.211cm" svg:height="25.374cm"/>
          <chart:axis chart:dimension="x" chart:name="primary-x" chart:style-name="ch5">
            <chart:title svg:x="25.01cm" svg:y="28.451cm" chart:style-name="ch6">
              <text:p>Time (ms)</text:p>
            </chart:title>
          </chart:axis>
          <chart:axis chart:dimension="y" chart:name="primary-y" chart:style-name="ch5">
            <chart:title svg:x="0.451cm" svg:y="16.172cm" chart:style-name="ch7">
              <text:p>Degree / Torque</text:p>
            </chart:title>
            <chart:grid chart:style-name="ch8" chart:class="major"/>
          </chart:axis>
          <chart:series chart:style-name="ch9" chart:values-cell-range-address="ideal_180.Q2:ideal_180.Q72" chart:label-cell-address="ideal_180.Q1:ideal_180.Q1" chart:class="chart:scatter">
            <chart:domain table:cell-range-address="ideal_180.P2:ideal_180.P72"/>
            <chart:data-point chart:repeated="71"/>
          </chart:series>
          <chart:series chart:style-name="ch10" chart:values-cell-range-address="ideal_180.R2:ideal_180.R72" chart:label-cell-address="ideal_180.R1:ideal_180.R1" chart:class="chart:scatter">
            <chart:data-point chart:repeated="71"/>
          </chart:series>
          <chart:series chart:style-name="ch11" chart:values-cell-range-address="ideal_180.S2:ideal_180.S72" chart:label-cell-address="ideal_180.S1:ideal_180.S1" chart:class="chart:scatter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r_deg</text:p>
                <draw:g>
                  <svg:desc>ideal_180.Q1:ideal_180.Q1</svg:desc>
                </draw:g>
              </table:table-cell>
              <table:table-cell office:value-type="string">
                <text:p>Pm_deg</text:p>
                <draw:g>
                  <svg:desc>ideal_180.R1:ideal_180.R1</svg:desc>
                </draw:g>
              </table:table-cell>
              <table:table-cell office:value-type="string">
                <text:p>Torque</text:p>
                <draw:g>
                  <svg:desc>ideal_180.S1:ideal_180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eal_180.P2:ideal_180.P72</svg:desc>
                </draw:g>
              </table:table-cell>
              <table:table-cell office:value-type="float" office:value="179.759893285905">
                <text:p>179.759893285905</text:p>
                <draw:g>
                  <svg:desc>ideal_180.Q2:ideal_180.Q72</svg:desc>
                </draw:g>
              </table:table-cell>
              <table:table-cell office:value-type="float" office:value="-0.160071142730102">
                <text:p>-0.160071142730102</text:p>
                <draw:g>
                  <svg:desc>ideal_180.R2:ideal_180.R72</svg:desc>
                </draw:g>
              </table:table-cell>
              <table:table-cell office:value-type="float" office:value="60">
                <text:p>60</text:p>
                <draw:g>
                  <svg:desc>ideal_180.S2:ideal_180.S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2.72120942641174">
                <text:p>2.721209426411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0.2445531347265">
                <text:p>10.24455313472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20.4891062694531">
                <text:p>20.48910626945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31.8541574032904">
                <text:p>31.85415740329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43.859493108048">
                <text:p>43.8594931080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56.1849710982659">
                <text:p>56.18497109826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68.6705202312139">
                <text:p>68.6705202312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81.316140506892">
                <text:p>81.3161405068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93.96176078257">
                <text:p>93.961760782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06.767452200978">
                <text:p>106.7674522009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19.573143619386">
                <text:p>119.5731436193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32.378835037795">
                <text:p>132.3788350377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45.184526456203">
                <text:p>145.184526456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57.990217874611">
                <text:p>157.9902178746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69.835482436639">
                <text:p>169.835482436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8.639395286794">
                <text:p>178.63939528679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82.801244997777">
                <text:p>182.80124499777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83.441529568697">
                <text:p>183.44152956869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82.160960426856">
                <text:p>182.1609604268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80.720320142285">
                <text:p>180.7203201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179.759893285905">
                <text:p>179.759893285905</text:p>
              </table:table-cell>
              <table:table-cell office:value-type="float" office:value="179.919964428635">
                <text:p>179.9199644286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